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00ff"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66" draw:textarea-horizontal-align="center" draw:textarea-vertical-align="middle"/>
    </style:style>
    <style:style style:name="gr6"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fo:min-height="25.94cm"/>
    </style:style>
    <style:style style:name="gr8" style:family="graphic" style:parent-style-name="standard">
      <style:graphic-properties draw:stroke="none" svg:stroke-color="#000000" draw:fill="none" draw:fill-color="#ffffff" fo:min-height="25.15cm"/>
    </style:style>
    <style:style style:name="P1" style:family="paragraph">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rect draw:style-name="gr1" draw:text-style-name="P1" xml:id="id4" draw:id="id4" draw:layer="layout" svg:width="22.86cm" svg:height="5.715cm" svg:x="2.27cm" svg:y="10.525cm">
          <text:p/>
        </draw:rect>
        <draw:rect draw:style-name="gr2" draw:text-style-name="P1" xml:id="id1" draw:id="id1" draw:layer="layout" svg:width="4.445cm" svg:height="1.905cm" svg:x="2.27cm" svg:y="1.635cm">
          <text:p text:style-name="P1"><text:s/>Medical Data</text:p>
          <text:p text:style-name="P1">Jsp Page</text:p>
        </draw:rect>
        <draw:rect draw:style-name="gr2" draw:text-style-name="P1" xml:id="id3" draw:id="id3" draw:layer="layout" svg:width="6.985cm" svg:height="2.54cm" svg:x="7.985cm" svg:y="6.08cm">
          <text:p text:style-name="P1">StrustAction<text:line-break/>or<text:line-break/>JSP / Pojo UI Bean</text:p>
        </draw:rect>
        <draw:rect draw:style-name="gr2" draw:text-style-name="P1" draw:layer="layout" svg:width="12.065cm" svg:height="4.445cm" svg:x="12.43cm" svg:y="11.16cm">
          <text:p text:style-name="P2">MyOscarMedicalDataManagerUtils</text:p>
          <text:list text:style-name="L1">
            <text:list-item>
              <text:p text:style-name="P2">Data Logging</text:p>
            </text:list-item>
          </text:list>
        </draw:rect>
        <draw:rect draw:style-name="gr2" draw:text-style-name="P1" xml:id="id6" draw:id="id6" draw:layer="layout" svg:width="12.065cm" svg:height="2.54cm" svg:x="7.985cm" svg:y="17.51cm">
          <text:p text:style-name="P2">MyOscarServerWebServicesManager</text:p>
        </draw:rect>
        <draw:rect draw:style-name="gr2" draw:text-style-name="P1" xml:id="id5" draw:id="id5" draw:layer="layout" svg:width="6.985cm" svg:height="2.54cm" svg:x="23.86cm" svg:y="4.81cm">
          <text:p text:style-name="P1">Background Threads</text:p>
        </draw:rect>
        <draw:connector draw:style-name="gr3" draw:text-style-name="P1" draw:layer="layout" draw:type="line" svg:x1="6.715cm" svg:y1="2.587cm" svg:x2="8.62cm" svg:y2="2.587cm" draw:start-shape="id1" draw:end-shape="id2" svg:d="m6715 2587h1905">
          <text:p/>
        </draw:connector>
        <draw:connector draw:style-name="gr3" draw:text-style-name="P1" draw:layer="layout" draw:type="line" svg:x1="11.477cm" svg:y1="8.62cm" svg:x2="13.7cm" svg:y2="10.525cm" draw:start-shape="id3" draw:start-glue-point="2" draw:end-shape="id4" draw:end-glue-point="0" svg:d="m11477 8620 2223 1905">
          <text:p/>
        </draw:connector>
        <draw:connector draw:style-name="gr3" draw:text-style-name="P1" draw:layer="layout" draw:type="line" svg:x1="27.352cm" svg:y1="7.35cm" svg:x2="13.7cm" svg:y2="10.525cm" draw:start-shape="id5" draw:start-glue-point="2" draw:end-shape="id4" draw:end-glue-point="0" svg:d="m27352 7350-13652 3175">
          <text:p/>
        </draw:connector>
        <draw:connector draw:style-name="gr3" draw:text-style-name="P1" draw:layer="layout" draw:type="line" svg:x1="13.7cm" svg:y1="16.24cm" svg:x2="14.017cm" svg:y2="17.51cm" draw:start-shape="id4" draw:end-shape="id6" draw:end-glue-point="0" svg:d="m13700 16240 317 1270">
          <text:p/>
        </draw:connector>
        <draw:custom-shape draw:style-name="gr4" draw:text-style-name="P1" xml:id="id8" draw:id="id8" draw:layer="layout" svg:width="3.175cm" svg:height="4.445cm" svg:x="27.67cm" svg:y="20.685cm">
          <text:p text:style-name="P1">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1" xml:id="id7" draw:id="id7" draw:layer="layout" svg:width="4.445cm" svg:height="1.905cm" svg:x="27.035cm" svg:y="16.875cm">
          <text:p text:style-name="P1">DAO's</text:p>
        </draw:rect>
        <draw:connector draw:style-name="gr3" draw:text-style-name="P1" draw:layer="layout" draw:type="line" svg:x1="25.13cm" svg:y1="13.382cm" svg:x2="29.257cm" svg:y2="16.875cm" draw:start-shape="id4" draw:start-glue-point="1" draw:end-shape="id7" draw:end-glue-point="0" svg:d="m25130 13382 4127 3493">
          <text:p/>
        </draw:connector>
        <draw:connector draw:style-name="gr3" draw:text-style-name="P1" draw:layer="layout" draw:type="line" svg:x1="29.257cm" svg:y1="18.78cm" svg:x2="29.258cm" svg:y2="20.685cm" draw:start-shape="id7" draw:start-glue-point="2" draw:end-shape="id8" draw:end-glue-point="5" svg:d="m29257 18780 1 1905">
          <text:p/>
        </draw:connector>
        <draw:connector draw:style-name="gr3" draw:text-style-name="P1" draw:layer="layout" draw:type="line" svg:x1="14.017cm" svg:y1="20.05cm" svg:x2="14.017cm" svg:y2="21.955cm" draw:start-shape="id6" draw:start-glue-point="2" draw:end-shape="id9" draw:end-glue-point="0" svg:d="m14017 20050v1905">
          <text:p/>
        </draw:connector>
        <draw:rect draw:style-name="gr5" draw:text-style-name="P1" xml:id="id9" draw:id="id9" draw:layer="layout" svg:width="6.985cm" svg:height="1.905cm" svg:x="10.525cm" svg:y="21.955cm">
          <text:p text:style-name="P1">MyOscar Server</text:p>
        </draw:rect>
        <draw:rect draw:style-name="gr2" draw:text-style-name="P1" draw:layer="layout" svg:width="9.525cm" svg:height="4.445cm" svg:x="2.905cm" svg:y="11.16cm">
          <text:p text:style-name="P2">SpecificDataManagers, Eg.<text:line-break/>PrescriptionMedicationManager</text:p>
          <text:list text:style-name="L1">
            <text:list-item>
              <text:p text:style-name="P2">Marshalling To Xml</text:p>
            </text:list-item>
          </text:list>
        </draw:rect>
        <draw:rect draw:style-name="gr2" draw:text-style-name="P1" draw:layer="layout" svg:width="4.445cm" svg:height="1.905cm" svg:x="2.271cm" svg:y="1.636cm">
          <text:p text:style-name="P1"><text:s/>Medical Data</text:p>
          <text:p text:style-name="P1">Jsp Page</text:p>
        </draw:rect>
        <draw:rect draw:style-name="gr2" draw:text-style-name="P1" xml:id="id2" draw:id="id2" draw:layer="layout" svg:width="5.715cm" svg:height="1.905cm" svg:x="8.62cm" svg:y="1.635cm">
          <text:p text:style-name="P1">Verification Level</text:p>
          <text:p text:style-name="P1">Jsp Page</text:p>
        </draw:rect>
        <draw:connector draw:style-name="gr6" draw:text-style-name="P1" draw:layer="layout" draw:type="line" svg:x1="11.477cm" svg:y1="6.08cm" svg:x2="11.477cm" svg:y2="3.54cm" draw:start-shape="id3" draw:start-glue-point="0" draw:end-shape="id2" draw:end-glue-point="2" svg:d="m11477 6080v-2540">
          <text:p/>
        </draw:connector>
      </draw:page>
      <draw:page draw:name="page2" draw:style-name="dp1" draw:master-page-name="Default">
        <draw:frame draw:style-name="gr7" draw:layer="layout" svg:width="25.94cm" svg:height="26.19cm" svg:x="1cm" svg:y="1cm">
          <draw:text-box>
            <text:p><text:span text:style-name="T1">Jsp and UI logistics</text:span></text:p>
            <text:p/>
            <text:p>On pages with data that can be sent to MyOscar, to uniformly display and disable the send button use the following :</text:p>
            <text:p/>
            <text:p>MyOscarUtils.isVisibleMyOscarSendButton();</text:p>
            <text:p>MyOscarUtils.isMyOscarSendButtonEnabled();</text:p>
            <text:p/>
            <text:p>The button should be visible if the module is on, the button is disabled if the provider is not logged in or if the patient has no myoscar linked.</text:p>
            <text:p/>
            <text:p>All buttons should be called the same thing “Send To MyOscar” there is an entry in the strings table for this. </text:p>
            <text:p/>
            <text:p>The page should also have at the top a link to the myoscar verification page and level. See the top bar of the eChart screen for an example. </text:p>
            <text:p/>
            <text:p>The “send to myoscar” button should redirect the browser to a verification-level page for the patient. (We need to make one page for this, every button should call this page with proceed page and an abort page so it can continue or abort properly). On the verification page, it need to show the history of verifications for that patient. There should be an option to proceed regardless of the verification level. It is up to the provider to choose at that point if the verification level is sufficient or not.</text:p>
            <text:p/>
            <text:p>The JSP / Action / UI Beans should have almost no logic in it at all, it should simply call the <text:s/>MyOscarMedicalDataManager with the demographicId and the method appropriate for the data, i.e. <text:s/>MyOscarMedicalDataManager.sendImmunisations(phrAuthentication, demographicId).</text:p>
            <text:p/>
            <text:p/>
          </draw:text-box>
        </draw:frame>
      </draw:page>
      <draw:page draw:name="page3" draw:style-name="dp1" draw:master-page-name="Default">
        <draw:frame draw:style-name="gr8" draw:layer="layout" svg:width="33cm" svg:height="25.847cm" svg:x="1cm" svg:y="1cm">
          <draw:text-box>
            <text:p><text:span text:style-name="T1">MedicalDataManager Logistcs</text:span><text:span text:style-name="T2"> (example PrescriptionMedicationManager)</text:span></text:p>
            <text:p/>
            <text:list text:style-name="L1">
              <text:list-item>
                <text:p>We must track every time data is sent to or read from a remote system. Use RemoteDataLogDao to do that. Convenience method in MyOscarMedicalDataManagerUtils for sending and updating data has logging built into it.</text:p>
              </text:list-item>
              <text:list-item>
                <text:p>We want to track the last ID and date of synchronisation so we can do incremental updates of new data. Use SendToPHRTrackingDao to do that. Your custom send method for your data will need to read and write this data/object value yourself.</text:p>
              </text:list-item>
              <text:list-item>
                <text:p>Every object you send should have it's own “manager” to keep the classes a reasonable size (we started with just MyOscarMedicalDataManager and it got out of hand even with just 1 object), you may wish to group closely related objects like the example of prescriptions/medications.</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 If for some reason the piece of data is editable in oscar, as an example prescriptions are actually editable after they are made... not sure why, but they are... then send the data items as “completed=false”. </text:p>
            <text:p/>
            <text:p>For sorting out what to send we have a few cases :</text:p>
            <text:list text:continue-numbering="true" text:style-name="L1">
              <text:list-item>
                <text:p>Make sure the object/table in oscar has a lastUpdateDate field. If it doesn't, fix oscar so it does.</text:p>
              </text:list-item>
              <text:list-item>
                <text:p>Select * from table where demographicId=id and lastUpdateDate&gt;lastSentDatetime, the lastSentDateTime can be retrieved from the SendToPHRTrackingDao, there is a utility method in MyOscarMedicalDataManagerUtils to get the value for that object and or create a default one if none exists.</text:p>
              </text:list-item>
              <text:list-item>
                <text:p>After that you can “add” for every object that is returned, if an exception is thrown “ItemAlreadyExists Excetion” then you know it was previously send and you can send an “update” for that item. If the item is not-changeable, then chances are you want to just set the archived flag for the item instead of calling update as update will fail for non-changeable item, if the item is changeable then just and “update” should work as expected.</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text:p>
            <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3T12:23:22</meta:creation-date>
    <meta:generator>LibreOffice/3.4$Unix LibreOffice_project/340m1$Build-402</meta:generator>
    <dc:date>2012-01-12T14:29:20</dc:date>
    <meta:editing-duration>PT1H44M5S</meta:editing-duration>
    <meta:editing-cycles>17</meta:editing-cycles>
    <meta:document-statistic meta:object-count="22"/>
  </office:meta>
</office:document-meta>
</file>